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rsid="00056e73" officeooo:paragraph-rsid="00056e73"/>
    </style:style>
    <style:style style:name="P2" style:family="paragraph" style:parent-style-name="Standard">
      <style:text-properties officeooo:rsid="00056e73" officeooo:paragraph-rsid="00056e73"/>
    </style:style>
    <style:style style:name="P3" style:family="paragraph" style:parent-style-name="Standard">
      <style:text-properties officeooo:rsid="00056e73" officeooo:paragraph-rsid="0007178c"/>
    </style:style>
    <style:style style:name="P4" style:family="paragraph" style:parent-style-name="Standard">
      <style:text-properties officeooo:rsid="00056e73" officeooo:paragraph-rsid="00091c94"/>
    </style:style>
    <style:style style:name="P5" style:family="paragraph" style:parent-style-name="Standard">
      <style:text-properties officeooo:rsid="00056e73" officeooo:paragraph-rsid="00104751"/>
    </style:style>
    <style:style style:name="P6" style:family="paragraph" style:parent-style-name="Standard">
      <style:text-properties officeooo:rsid="0007178c" officeooo:paragraph-rsid="0007178c"/>
    </style:style>
    <style:style style:name="P7" style:family="paragraph" style:parent-style-name="Standard">
      <style:text-properties officeooo:rsid="0007178c" officeooo:paragraph-rsid="00091c94"/>
    </style:style>
    <style:style style:name="P8" style:family="paragraph" style:parent-style-name="Standard">
      <style:text-properties fo:font-weight="bold" officeooo:rsid="00056e73" officeooo:paragraph-rsid="00056e73" style:font-weight-asian="bold" style:font-weight-complex="bold"/>
    </style:style>
    <style:style style:name="P9" style:family="paragraph" style:parent-style-name="Standard">
      <style:text-properties fo:font-weight="bold" officeooo:rsid="00056e73" officeooo:paragraph-rsid="000a3d0c" style:font-weight-asian="bold" style:font-weight-complex="bold"/>
    </style:style>
    <style:style style:name="P10" style:family="paragraph" style:parent-style-name="Standard">
      <style:text-properties fo:font-weight="bold" officeooo:rsid="00056e73" officeooo:paragraph-rsid="000c279f" style:font-weight-asian="bold" style:font-weight-complex="bold"/>
    </style:style>
    <style:style style:name="P11" style:family="paragraph" style:parent-style-name="Standard">
      <style:text-properties fo:font-weight="bold" officeooo:rsid="00113a0f" officeooo:paragraph-rsid="00113a0f" style:font-weight-asian="bold" style:font-weight-complex="bold"/>
    </style:style>
    <style:style style:name="P12" style:family="paragraph" style:parent-style-name="Standard">
      <style:text-properties fo:font-weight="bold" officeooo:rsid="001349b7" officeooo:paragraph-rsid="001349b7" style:font-weight-asian="bold" style:font-weight-complex="bold"/>
    </style:style>
    <style:style style:name="P13" style:family="paragraph" style:parent-style-name="Standard">
      <style:text-properties fo:font-weight="bold" officeooo:rsid="00141630" officeooo:paragraph-rsid="00141630" style:font-weight-asian="bold" style:font-weight-complex="bold"/>
    </style:style>
    <style:style style:name="P14" style:family="paragraph" style:parent-style-name="Standard">
      <style:text-properties fo:font-weight="bold" officeooo:rsid="0015d6ba" officeooo:paragraph-rsid="0015d6ba" style:font-weight-asian="bold" style:font-weight-complex="bold"/>
    </style:style>
    <style:style style:name="P15" style:family="paragraph" style:parent-style-name="Standard">
      <style:text-properties fo:font-weight="normal" officeooo:rsid="000c279f" officeooo:paragraph-rsid="000c279f" style:font-weight-asian="normal" style:font-weight-complex="normal"/>
    </style:style>
    <style:style style:name="P16" style:family="paragraph" style:parent-style-name="Standard">
      <style:text-properties fo:font-weight="normal" officeooo:rsid="000c279f" officeooo:paragraph-rsid="000d703a" style:font-weight-asian="normal" style:font-weight-complex="normal"/>
    </style:style>
    <style:style style:name="P17" style:family="paragraph" style:parent-style-name="Standard">
      <style:text-properties fo:font-weight="normal" officeooo:rsid="000f0507" officeooo:paragraph-rsid="000f0507" style:font-weight-asian="normal" style:font-weight-complex="normal"/>
    </style:style>
    <style:style style:name="P18" style:family="paragraph" style:parent-style-name="Standard">
      <style:text-properties fo:font-weight="normal" officeooo:rsid="000f0507" officeooo:paragraph-rsid="00104751" style:font-weight-asian="normal" style:font-weight-complex="normal"/>
    </style:style>
    <style:style style:name="P19" style:family="paragraph" style:parent-style-name="Standard">
      <style:text-properties fo:font-weight="normal" officeooo:rsid="00104751" officeooo:paragraph-rsid="00104751" style:font-weight-asian="normal" style:font-weight-complex="normal"/>
    </style:style>
    <style:style style:name="P20" style:family="paragraph" style:parent-style-name="Standard">
      <style:text-properties fo:font-weight="normal" officeooo:rsid="00104751" officeooo:paragraph-rsid="00105291" style:font-weight-asian="normal" style:font-weight-complex="normal"/>
    </style:style>
    <style:style style:name="P21" style:family="paragraph" style:parent-style-name="Standard">
      <style:text-properties fo:font-weight="normal" officeooo:rsid="00105291" officeooo:paragraph-rsid="00105291" style:font-weight-asian="normal" style:font-weight-complex="normal"/>
    </style:style>
    <style:style style:name="P22" style:family="paragraph" style:parent-style-name="Standard">
      <style:text-properties fo:font-weight="normal" officeooo:rsid="00113a0f" officeooo:paragraph-rsid="00113a0f" style:font-weight-asian="normal" style:font-weight-complex="normal"/>
    </style:style>
    <style:style style:name="P23" style:family="paragraph" style:parent-style-name="Standard">
      <style:text-properties fo:font-weight="normal" officeooo:rsid="0015d6ba" officeooo:paragraph-rsid="0015d6ba" style:font-weight-asian="normal" style:font-weight-complex="normal"/>
    </style:style>
    <style:style style:name="P24" style:family="paragraph" style:parent-style-name="Standard">
      <style:text-properties fo:font-weight="normal" officeooo:rsid="00178b9e" officeooo:paragraph-rsid="00178b9e" style:font-weight-asian="normal" style:font-weight-complex="normal"/>
    </style:style>
    <style:style style:name="P25" style:family="paragraph" style:parent-style-name="Standard">
      <style:text-properties fo:font-weight="normal" officeooo:rsid="0018fc74" officeooo:paragraph-rsid="0018fc74" style:font-weight-asian="normal" style:font-weight-complex="normal"/>
    </style:style>
    <style:style style:name="T1" style:family="text">
      <style:text-properties officeooo:rsid="00056e73"/>
    </style:style>
    <style:style style:name="T2" style:family="text">
      <style:text-properties officeooo:rsid="0007178c"/>
    </style:style>
    <style:style style:name="T3" style:family="text">
      <style:text-properties officeooo:rsid="00091c94"/>
    </style:style>
    <style:style style:name="T4" style:family="text">
      <style:text-properties officeooo:rsid="000a3d0c"/>
    </style:style>
    <style:style style:name="T5" style:family="text">
      <style:text-properties officeooo:rsid="000d703a"/>
    </style:style>
    <style:style style:name="T6" style:family="text">
      <style:text-properties officeooo:rsid="000f0507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41630" style:font-weight-asian="normal" style:font-weight-complex="normal"/>
    </style:style>
    <style:style style:name="T9" style:family="text">
      <style:text-properties fo:font-weight="normal" officeooo:rsid="0015d6ba" style:font-weight-asian="normal" style:font-weight-complex="normal"/>
    </style:style>
    <style:style style:name="T10" style:family="text">
      <style:text-properties fo:font-weight="normal" officeooo:rsid="00178b9e" style:font-weight-asian="normal" style:font-weight-complex="normal"/>
    </style:style>
    <style:style style:name="T11" style:family="text">
      <style:text-properties officeooo:rsid="00104751"/>
    </style:style>
    <style:style style:name="T12" style:family="text">
      <style:text-properties officeooo:rsid="00105291"/>
    </style:style>
    <style:style style:name="T13" style:family="text">
      <style:text-properties officeooo:rsid="00113a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BANK – Lab01</text:p>
      <text:p text:style-name="P2"/>
      <text:p text:style-name="P8">Aufgabe 1)</text:p>
      <text:p text:style-name="P2"/>
      <text:p text:style-name="P2">a) Es wurde eine Tabelle mit 6 Zeilen und 5 Spalten ausgegeben.</text:p>
      <text:p text:style-name="P2">-&gt; SELECT * FROM student;</text:p>
      <text:p text:style-name="P2"/>
      <text:p text:style-name="P2">b) Es wurde eine Tabelle mit 18 Zeilen und 3 Spalten ausgegeben.</text:p>
      <text:p text:style-name="P2">-&gt; SELECT kurzzeichen, semester, dozent1 FROM modul;</text:p>
      <text:p text:style-name="P2"/>
      <text:p text:style-name="P2">c) Es wurde eine Tabelle mit 11 Zeilen und 1 Spalten ausgegeben.</text:p>
      <text:p text:style-name="P2">-&gt; SELECT DISTINCT(dozent1) FROM modul;</text:p>
      <text:p text:style-name="P2"/>
      <text:p text:style-name="P2">d) Es wurde eine Tabelle mit 11 Zeilen und 1 Spalten ausgegeben.</text:p>
      <text:p text:style-name="P2">-&gt; SELECT DISTINCT(dozent1) AS "Professoren" FROM modul;</text:p>
      <text:p text:style-name="P2"/>
      <text:p text:style-name="P8">Aufgabe 2)</text:p>
      <text:p text:style-name="P2"/>
      <text:p text:style-name="P3">a) Es wurde eine Tabelle mit <text:span text:style-name="T2">18</text:span> Zeilen und <text:span text:style-name="T2">3</text:span> Spalten ausgegeben.</text:p>
      <text:p text:style-name="P3">-&gt; SELECT kurzzeichen, semester, dozent1 FROM modul ORDER BY kurzzeichen;</text:p>
      <text:p text:style-name="P2"/>
      <text:p text:style-name="P6">b) <text:span text:style-name="T1"><text:s/>Es wurde eine Tabelle mit -Fortsetzung folgt- Zeilen und 4 Spalten ausgegeben.</text:span></text:p>
      <text:p text:style-name="P3">-&gt; SELECT student, modul, form, note FROM leistung ORDER BY student asc, modul asc, versuch desc;</text:p>
      <text:p text:style-name="P3"/>
      <text:p text:style-name="P7"><text:span text:style-name="T3">c</text:span>) <text:span text:style-name="T1"><text:s/>Es wurde eine Tabelle mit -Fortsetzung folgt- Zeilen und 4 Spalten ausgegeben.</text:span></text:p>
      <text:p text:style-name="P4">-&gt; SELECT (student%100000), modul, form, note FROM leistung ORDER BY student;</text:p>
      <text:p text:style-name="P6"/>
      <text:p text:style-name="P5"><text:span text:style-name="T3">d</text:span>) Es wurde eine Tabelle mit <text:span text:style-name="T11">6</text:span> Zeilen und <text:span text:style-name="T11">1</text:span> Spalten ausgegeben.</text:p>
      <text:p text:style-name="P5"><text:span text:style-name="T6">SELECT DISTINCT(EXTRACT(month FROM datum)) AS Month FROM leistung ORDER BY month;</text:span></text:p>
      <text:p text:style-name="P4"/>
      <text:p text:style-name="P9">Aufgabe <text:span text:style-name="T4">3</text:span>)</text:p>
      <text:p text:style-name="P9"/>
      <text:p text:style-name="P15">a) <text:span text:style-name="T1">Es wurde eine Tabelle mit 1</text:span>0<text:span text:style-name="T1"> Zeilen und </text:span>4<text:span text:style-name="T1"> Spalten ausgegeben.</text:span></text:p>
      <text:p text:style-name="P15">-&gt; SELECT student, modul, form, note FROM leistung WHERE leistung.versuch &gt;= 2;</text:p>
      <text:p text:style-name="P9"/>
      <text:p text:style-name="P15">b) <text:span text:style-name="T1">Es wurde eine Tabelle mit 2</text:span>0<text:span text:style-name="T1"> Zeilen und </text:span>4<text:span text:style-name="T1"> Spalten ausgegeben.</text:span></text:p>
      <text:p text:style-name="P15">-&gt; SELECT student, modul, form, note FROM leistung WHERE dozent IS NULL OR (leistung.versuch &gt;= 2 AND note &lt; 5);</text:p>
      <text:p text:style-name="P10"/>
      <text:p text:style-name="P16"><text:span text:style-name="T5">c</text:span>) <text:span text:style-name="T1">Es wurde eine Tabelle mit 5 Zeilen und </text:span>4<text:span text:style-name="T1"> Spalten ausgegeben.</text:span></text:p>
      <text:p text:style-name="P16">-&gt; <text:span text:style-name="T1"><text:s/>SELECT student, modul, form, note FROM leistung WHERE modul like 'GELEK%' AND versuch &gt;= 2 OR modul='ELMESS' AND versuch &gt;= 2;</text:span></text:p>
      <text:p text:style-name="P16"/>
      <text:p text:style-name="P17">d) <text:span text:style-name="T1">Es wurde eine Tabelle mit 5 Zeilen und 4 Spalten ausgegeben.</text:span></text:p>
      <text:p text:style-name="P17">-&gt; <text:s/>SELECT student, modul, form, note FROM leistung WHERE modul like 'GELEK%' AND versuch &gt;= 2 OR modul='ELMESS' AND versuch &gt;= 2;</text:p>
      <text:p text:style-name="P17"/>
      <text:p text:style-name="P17"/>
      <text:p text:style-name="P18"><text:soft-page-break/>e) <text:s/><text:span text:style-name="T1">Es wurde eine Tabelle mit 39 Zeilen und 4 Spalten ausgegeben.</text:span></text:p>
      <text:p text:style-name="P17">-<text:span text:style-name="T11">&gt; SELECT student, modul, form, note FROM leistung WHERE note BETWEEN 2 AND 3;</text:span></text:p>
      <text:p text:style-name="P17"/>
      <text:p text:style-name="P20">f) <text:span text:style-name="T1">Es wurde eine Tabelle mit 791 Zeilen und 6 Spalten ausgegeben.</text:span></text:p>
      <text:p text:style-name="P19">-<text:span text:style-name="T12">&gt; SELECT student, modul, form, note, dozent1, dozent2 FROM leistung, modul WHERE modul.dozent1 IS NOT NULL AND modul.dozent2 IS NOT NULL;</text:span></text:p>
      <text:p text:style-name="P19"/>
      <text:p text:style-name="P21">g) <text:span text:style-name="T13">XXX</text:span></text:p>
      <text:p text:style-name="P21"/>
      <text:p text:style-name="P22">h) SELECT kurzzeichen, split_part(langname, ' ', 1) FROM modul;</text:p>
      <text:p text:style-name="P22"/>
      <text:p text:style-name="P11">Aufgabe 4) <text:s text:c="2"/></text:p>
      <text:p text:style-name="P11"><text:span text:style-name="T7"/></text:p>
      <text:p text:style-name="P11"><text:span text:style-name="T7">a) SELECT min(note) from leistung;</text:span></text:p>
      <text:p text:style-name="P11"><text:span text:style-name="T7"/></text:p>
      <text:p text:style-name="P11"><text:span text:style-name="T7">b) SELECT SUM(anzahllk) FROM modul;</text:span></text:p>
      <text:p text:style-name="P11"><text:span text:style-name="T7"/></text:p>
      <text:p text:style-name="P12"><text:span text:style-name="T8">c) Eine einzelne Zahl (1.0 =&gt; min(note)) ist nicht mit einer Menge student.note "verheiratbar". Hierzu sind verschachtelte SELECT-Abfragen nötig, diese folgen erst in Lektion 4.</text:span></text:p>
      <text:p text:style-name="P12"><text:span text:style-name="T8"/></text:p>
      <text:p text:style-name="P13"><text:span text:style-name="T7">d) SELECT </text:span><text:span text:style-name="T9">ROUND</text:span><text:span text:style-name="T7">(AVG(note)) FROM student, leistung WHERE matrikelnr=student AND name = 'Albers';</text:span></text:p>
      <text:p text:style-name="P13"><text:span text:style-name="T7"/></text:p>
      <text:p text:style-name="P14"><text:span text:style-name="T7">e) SELECT ROUND(AVG(DISTINCT(note))) FROM student, leistung WHERE matrikelnr=student AND name = 'Albers';</text:span></text:p>
      <text:p text:style-name="P14"><text:span text:style-name="T7"/></text:p>
      <text:p text:style-name="P14"><text:span text:style-name="T7">f) SELECT COUNT(kurzzeichen) FROM modul;</text:span></text:p>
      <text:p text:style-name="P14"><text:span text:style-name="T7"/></text:p>
      <text:p text:style-name="P14"><text:span text:style-name="T7">g) SELECT COUNT(dozent2) FROM modul;</text:span></text:p>
      <text:p text:style-name="P14"><text:span text:style-name="T7"/></text:p>
      <text:p text:style-name="P14"><text:span text:style-name="T7">h) SELECT COUNT(dozent</text:span><text:span text:style-name="T10">2</text:span><text:span text:style-name="T7">) FROM modul;</text:span></text:p>
      <text:p text:style-name="P14"><text:span text:style-name="T7"/></text:p>
      <text:p text:style-name="P14">Aufgabe 5)</text:p>
      <text:p text:style-name="P14"/>
      <text:p text:style-name="P23">a) SELECT student, min(note) FROM student, leistung GROUP BY student HAVING min(note)=min(note) ORDER BY student;</text:p>
      <text:p text:style-name="P23"/>
      <text:p text:style-name="P24">b) SELECT student, min(note), min(versuch) FROM student, leistung GROUP BY student HAVING min(note)=min(note) AND min(versuch)=min(versuch) ORDER BY student;</text:p>
      <text:p text:style-name="P24"/>
      <text:p text:style-name="P25">c) /</text:p>
      <text:p text:style-name="P25"/>
      <text:p text:style-name="P25">d) /</text:p>
      <text:p text:style-name="P25"/>
      <text:p text:style-name="P25">e) /</text:p>
      <text:p text:style-name="P25"/>
      <text:p text:style-name="P25">f) 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56e73" officeooo:paragraph-rsid="00056e7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Fida Ahmadi und Mario Fischer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M33S</meta:editing-duration>
    <meta:editing-cycles>6</meta:editing-cycles>
    <meta:generator>LibreOffice/5.4.3.2$Windows_X86_64 LibreOffice_project/92a7159f7e4af62137622921e809f8546db437e5</meta:generator>
    <dc:date>2018-04-20T18:10:45.013000000</dc:date>
    <meta:document-statistic meta:table-count="0" meta:image-count="0" meta:object-count="0" meta:page-count="2" meta:paragraph-count="51" meta:word-count="496" meta:character-count="3107" meta:non-whitespace-character-count="2652"/>
    <meta:user-defined meta:name="Info 1"/>
    <meta:user-defined meta:name="Info 2"/>
    <meta:user-defined meta:name="Info 3"/>
    <meta:user-defined meta:name="Info 4"/>
  </office:meta>
</office:document-meta>
</file>